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88cm" fo:margin-left="1.101cm" fo:margin-top="0cm" fo:margin-bottom="0cm" fo:break-before="column" table:align="left"/>
    </style:style>
    <style:style style:name="Table1.A" style:family="table-column">
      <style:table-column-properties style:column-width="0.699cm"/>
    </style:style>
    <style:style style:name="Table1.B" style:family="table-column">
      <style:table-column-properties style:column-width="1.198cm"/>
    </style:style>
    <style:style style:name="Table1.C" style:family="table-column">
      <style:table-column-properties style:column-width="9.103cm"/>
    </style:style>
    <style:style style:name="Table1.D" style:family="table-column">
      <style:table-column-properties style:column-width="1.796cm"/>
    </style:style>
    <style:style style:name="Table1.E" style:family="table-column">
      <style:table-column-properties style:column-width="1.503cm"/>
    </style:style>
    <style:style style:name="Table1.F" style:family="table-column">
      <style:table-column-properties style:column-width="1.589cm"/>
    </style:style>
    <style:style style:name="Table1.G" style:family="table-column">
      <style:table-column-properties style:column-width="1.129cm"/>
    </style:style>
    <style:style style:name="Table1.H" style:family="table-column">
      <style:table-column-properties style:column-width="1.972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743cm"/>
    </style:style>
    <style:style style:name="Table1.A3" style:family="table-cell">
      <style:table-cell-properties style:vertical-align="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A4" style:family="table-cell">
      <style:table-cell-properties style:vertical-align="middle" fo:padding-left="0cm" fo:padding-right="0cm" fo:padding-top="0.101cm" fo:padding-bottom="0.101cm" fo:border="none"/>
    </style:style>
    <style:style style:name="Table1.6" style:family="table-row">
      <style:table-row-properties style:min-row-height="0.321cm"/>
    </style:style>
    <style:style style:name="Table1.8" style:family="table-row">
      <style:table-row-properties style:min-row-height="0.49cm"/>
    </style:style>
    <style:style style:name="Tabla2" style:family="table">
      <style:table-properties style:width="19.084cm" fo:margin-left="1.058cm" table:align="left"/>
    </style:style>
    <style:style style:name="Tabla2.A" style:family="table-column">
      <style:table-column-properties style:column-width="19.084cm"/>
    </style:style>
    <style:style style:name="Tabla2.A1" style:family="table-cell">
      <style:table-cell-properties fo:padding="0.097cm" fo:border="none"/>
    </style:style>
    <style:style style:name="P1" style:family="paragraph" style:parent-style-name="Table_20_Contents">
      <style:paragraph-properties loext:contextual-spacing="false" fo:margin-left="0cm" fo:margin-right="0cm" style:line-height-at-least="0.423cm" fo:orphans="2" fo:widows="2" fo:text-indent="0cm" style:auto-text-indent="false"/>
      <style:text-properties fo:font-variant="normal" fo:text-transform="none" fo:color="#000000" style:text-position="-5% 100%" style:font-name="Arial1" fo:font-size="7pt" fo:letter-spacing="0.004cm" fo:font-style="normal" style:text-underline-style="none" fo:font-weight="bold" style:font-size-asian="7pt" style:font-style-asian="normal" style:font-weight-asian="bold" style:font-name-complex="Lucida Sans" style:font-size-complex="7pt" style:font-style-complex="normal" style:font-weight-complex="bold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15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221f1f" style:text-outline="false" style:text-line-through-style="none" style:text-position="-5% 100%" style:font-name="Arial1" fo:font-size="8pt" fo:letter-spacing="-0.012cm" fo:font-style="normal" fo:text-shadow="none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>
        <style:tab-stops>
          <style:tab-stop style:position="14.307cm"/>
        </style:tab-stops>
      </style:paragraph-properties>
      <style:text-properties fo:color="#221f1f" style:text-position="-5% 100%" style:font-name="Arial1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000000" style:text-position="-5% 100%" style:font-name="Arial1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000000" style:text-position="-5% 100%" style:font-name="Arial1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15%" fo:text-align="center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1" fo:font-size="7pt" fo:letter-spacing="-0.012cm" fo:font-style="normal" fo:text-shadow="none" style:text-underline-style="none" fo:font-weight="normal" style:font-size-asian="7pt" style:font-style-asian="normal" style:font-weight-asian="normal" style:font-name-complex="Lucida Sans" style:font-size-complex="7pt" style:font-style-complex="normal" style:font-weight-complex="normal" style:text-emphasize="none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1" fo:font-size="8pt" fo:letter-spacing="-0.012cm" fo:font-style="normal" fo:text-shadow="none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 style:text-emphasize="none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15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1" fo:font-size="8pt" fo:letter-spacing="-0.012cm" fo:font-style="normal" fo:text-shadow="none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15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Lucida Sans" fo:font-size="8pt" fo:letter-spacing="-0.007cm" fo:font-style="normal" fo:text-shadow="none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 style:text-emphasize="none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8pt" fo:letter-spacing="-0.012cm" fo:font-weight="normal" fo:background-color="transparent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1" fo:font-size="6pt" fo:letter-spacing="-0.016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000000" style:text-outline="false" style:text-line-through-style="none" style:text-position="-5% 100%" style:font-name="Arial1" fo:font-size="8pt" fo:letter-spacing="-0.012cm" fo:font-style="normal" fo:text-shadow="none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 style:text-emphasize="none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000000" style:text-position="-5% 100%" style:font-name="Arial1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200%" fo:text-align="end" style:justify-single-word="false" fo:orphans="0" fo:widows="0" fo:text-indent="0cm" style:auto-text-indent="false" fo:background-color="transparent" style:shadow="none" style:text-autospace="none" style:vertical-align="top">
        <style:tab-stops>
          <style:tab-stop style:position="2.096cm"/>
          <style:tab-stop style:position="5.189cm"/>
        </style:tab-stops>
        <style:background-image/>
      </style:paragraph-properties>
      <style:text-properties fo:color="#221f1f" style:text-outline="false" style:text-line-through-style="none" style:text-position="-5% 100%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 style:text-emphasize="none"/>
    </style:style>
    <style:style style:name="P22" style:family="paragraph" style:parent-style-name="Table_20_Contents">
      <style:paragraph-properties loext:contextual-spacing="false" fo:margin-left="0cm" fo:margin-right="0cm" fo:margin-top="0cm" fo:margin-bottom="0cm" fo:line-height="100%" fo:text-indent="0cm" style:auto-text-indent="false"/>
      <style:text-properties style:font-name="Arial1" fo:font-size="9pt" style:font-size-asian="9pt" style:font-size-complex="9pt"/>
    </style:style>
    <style:style style:name="P23" style:family="paragraph" style:parent-style-name="Table_20_Contents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Arial1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4" style:family="paragraph" style:parent-style-name="Standard">
      <style:paragraph-properties loext:contextual-spacing="false" fo:margin-top="0cm" fo:margin-bottom="0cm" fo:line-height="150%" fo:orphans="0" fo:widows="0" fo:break-before="column" style:text-autospace="none"/>
      <style:text-properties fo:color="#000000" style:text-position="-5% 100%" style:font-name="Arial1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loext:contextual-spacing="false" fo:margin-top="0cm" fo:margin-bottom="0cm" fo:line-height="100%" fo:text-align="end" style:justify-single-word="false" fo:orphans="0" fo:widows="0" fo:break-before="column" style:text-autospace="none"/>
      <style:text-properties fo:color="#221f1f" style:text-position="-5% 100%" style:font-name="Arial1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loext:contextual-spacing="false" fo:margin-top="0cm" fo:margin-bottom="0cm" fo:line-height="100%" fo:text-align="end" style:justify-single-word="false" fo:orphans="0" fo:widows="0" fo:break-before="column" style:text-autospace="none"/>
      <style:text-properties fo:color="#221f1f" style:font-name="Arial1" fo:font-size="8pt" fo:letter-spacing="-0.007cm" style:font-size-asian="8pt" style:font-name-complex="Lucida Sans" style:font-size-complex="8pt"/>
    </style:style>
    <style:style style:name="P27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Arial1" fo:font-size="6pt" fo:letter-spacing="-0.007cm" style:font-size-asian="6pt" style:font-name-complex="Lucida Sans" style:font-size-complex="6pt"/>
    </style:style>
    <style:style style:name="P28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Arial1" fo:font-size="6pt" fo:letter-spacing="-0.007cm" fo:background-color="#ffff00" style:font-size-asian="6pt" style:font-name-complex="Lucida Sans" style:font-size-complex="6pt"/>
    </style:style>
    <style:style style:name="P29" style:family="paragraph" style:parent-style-name="Standard">
      <style:paragraph-properties loext:contextual-spacing="false" fo:margin-top="0cm" fo:margin-bottom="0cm" fo:line-height="100%" fo:text-align="end" style:justify-single-word="false" fo:orphans="0" fo:widows="0" fo:break-before="column" style:text-autospace="none"/>
      <style:text-properties fo:color="#0084d1" style:text-position="-5% 100%" style:font-name="Arial1" fo:font-size="6pt" fo:letter-spacing="-0.007cm" fo:font-weight="normal" style:font-size-asian="6pt" style:font-weight-asian="normal" style:font-name-complex="Lucida Sans" style:font-size-complex="6pt" style:font-weight-complex="normal"/>
    </style:style>
    <style:style style:name="P30" style:family="paragraph" style:parent-style-name="Standard">
      <style:paragraph-properties loext:contextual-spacing="false" fo:margin-top="0cm" fo:margin-bottom="0cm" fo:line-height="100%" fo:text-align="end" style:justify-single-word="false" fo:orphans="0" fo:widows="0" style:text-autospace="none"/>
      <style:text-properties fo:color="#221f1f" style:font-name="Arial1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loext:contextual-spacing="false" fo:margin-left="0cm" fo:margin-right="0.199cm" fo:margin-top="0cm" fo:margin-bottom="0cm" fo:line-height="200%" fo:text-align="end" style:justify-single-word="false" fo:orphans="0" fo:widows="0" fo:text-indent="0cm" style:auto-text-indent="false" fo:background-color="#ffffff" style:shadow="none" style:text-autospace="none" style:vertical-align="top">
        <style:tab-stops>
          <style:tab-stop style:position="2.096cm"/>
          <style:tab-stop style:position="5.189cm"/>
        </style:tab-stops>
        <style:background-image/>
      </style:paragraph-properties>
      <style:text-properties fo:color="#221f1f" style:text-outline="false" style:text-line-through-style="none" style:text-position="-5% 100%" style:font-name="Lucida Sans" fo:font-size="8pt" fo:letter-spacing="-0.007cm" fo:font-style="normal" fo:text-shadow="none" style:text-underline-style="none" fo:font-weight="bold" fo:background-color="#00ccff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P32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07cm" style:font-size-asian="8pt" style:font-name-complex="Lucida Sans" style:font-size-complex="8pt"/>
    </style:style>
    <style:style style:name="P33" style:family="paragraph" style:parent-style-name="Standard">
      <style:text-properties style:font-name="Lucida Sans" fo:font-size="12pt" style:font-size-asian="12pt" style:font-size-complex="12pt"/>
    </style:style>
    <style:style style:name="P34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7cm" style:auto-text-indent="false" style:text-autospace="none"/>
      <style:text-properties fo:color="#221f1f" style:text-position="-5% 100%" style:font-name="Arial1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loext:contextual-spacing="false" fo:margin-left="0cm" fo:margin-right="-0.101cm" fo:margin-top="0cm" fo:margin-bottom="0cm" fo:line-height="100%" fo:text-align="start" style:justify-single-word="false" fo:orphans="0" fo:widows="0" fo:text-indent="0.101cm" style:auto-text-indent="false" style:text-autospace="none">
        <style:tab-stops/>
      </style:paragraph-properties>
      <style:text-properties fo:color="#221f1f" style:text-position="-5% 100%" style:font-name="Arial1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01cm" style:auto-text-indent="false" style:text-autospace="none"/>
      <style:text-properties fo:color="#221f1f" style:text-position="-5% 100%" style:font-name="Arial1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7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/>
      <style:text-properties fo:color="#221f1f" style:text-position="-5% 100%" style:font-name="Arial1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paragraph-properties loext:contextual-spacing="false" fo:margin-left="0.332cm" fo:margin-right="0.219cm" fo:margin-top="0cm" fo:margin-bottom="0cm" fo:line-height="200%" fo:text-align="end" style:justify-single-word="false" fo:orphans="0" fo:widows="0" fo:text-indent="0cm" style:auto-text-indent="false" style:text-autospace="none">
        <style:tab-stops>
          <style:tab-stop style:position="2.096cm"/>
          <style:tab-stop style:position="5.189cm"/>
        </style:tab-stops>
      </style:paragraph-properties>
      <style:text-properties fo:color="#000000" style:text-position="-5% 100%" style:font-name="Arial1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9" style:family="paragraph" style:parent-style-name="Standard">
      <style:paragraph-properties loext:contextual-spacing="false" fo:margin-left="0.332cm" fo:margin-right="0.21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07cm" style:font-size-asian="8pt" style:font-name-complex="Lucida Sans" style:font-size-complex="8pt"/>
    </style:style>
    <style:style style:name="P40" style:family="paragraph" style:parent-style-name="Standard">
      <style:paragraph-properties loext:contextual-spacing="false" fo:margin-left="0.332cm" fo:margin-right="0.219cm" fo:margin-top="0cm" fo:margin-bottom="0cm" fo:line-height="200%" fo:text-align="start" style:justify-single-word="false" fo:orphans="0" fo:widows="0" fo:text-indent="0cm" style:auto-text-indent="false" style:text-autospace="none"/>
      <style:text-properties fo:color="#221f1f" style:font-name="Arial1" fo:font-size="8pt" fo:letter-spacing="-0.007cm" style:font-size-asian="8pt" style:font-name-complex="Lucida Sans" style:font-size-complex="8pt"/>
    </style:style>
    <style:style style:name="P41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Arial1" fo:font-size="8pt" fo:letter-spacing="-0.007cm" style:font-size-asian="8pt" style:font-name-complex="Lucida Sans" style:font-size-complex="8pt"/>
    </style:style>
    <style:style style:name="P42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Arial1" fo:font-size="8pt" style:font-size-asian="8pt" style:font-name-complex="Lucida Sans" style:font-size-complex="8pt"/>
    </style:style>
    <style:style style:name="P43" style:family="paragraph" style:parent-style-name="Standard" style:master-page-name="">
      <style:paragraph-properties style:page-number="auto"/>
      <style:text-properties fo:font-size="2pt" style:font-size-asian="2pt" style:font-size-complex="2pt"/>
    </style:style>
    <style:style style:name="P44" style:family="paragraph" style:parent-style-name="Text_20_body">
      <style:paragraph-properties loext:contextual-spacing="false" fo:margin-top="0cm" fo:margin-bottom="0.101cm"/>
      <style:text-properties fo:color="#221f1f" style:text-position="-5% 100%" style:font-name="Arial1" fo:font-size="8pt" fo:letter-spacing="-0.007cm" style:font-size-asian="8pt" style:font-name-complex="Lucida Sans" style:font-size-complex="8pt"/>
    </style:style>
    <style:style style:name="P45" style:family="paragraph" style:parent-style-name="Text_20_body">
      <style:paragraph-properties loext:contextual-spacing="false" fo:margin-top="0cm" fo:margin-bottom="0.101cm" fo:text-align="center" style:justify-single-word="false"/>
      <style:text-properties fo:color="#221f1f" style:text-position="-5% 100%" style:font-name="Arial1" fo:font-size="8pt" fo:letter-spacing="-0.007cm" style:font-size-asian="8pt" style:font-name-complex="Lucida Sans" style:font-size-complex="8pt"/>
    </style:style>
    <style:style style:name="P46" style:family="paragraph" style:parent-style-name="Text_20_body">
      <style:paragraph-properties loext:contextual-spacing="false" fo:margin-top="0cm" fo:margin-bottom="0.101cm" fo:text-align="center" style:justify-single-word="false"/>
      <style:text-properties fo:color="#221f1f" style:text-position="-5% 100%" style:font-name="Arial1" fo:font-size="10pt" fo:letter-spacing="-0.007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.101cm" style:auto-text-indent="false" style:text-autospace="none"/>
      <style:text-properties fo:color="#221f1f" style:text-position="-5% 100%" style:font-name="Arial1" fo:font-size="8pt" fo:letter-spacing="-0.012cm" fo:font-weight="normal" fo:background-color="transparent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.101cm" style:auto-text-indent="false" style:text-autospace="none"/>
    </style:style>
    <style:style style:name="P49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9pt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loext:contextual-spacing="false" fo:margin-left="0cm" fo:margin-right="0.15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loext:contextual-spacing="false" fo:margin-left="0cm" fo:margin-right="0.15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11pt" fo:font-weight="bold" style:font-size-asian="11pt" style:font-weight-asian="bold" style:font-name-complex="Lucida Sans" style:font-size-complex="11pt" style:font-weight-complex="bold"/>
    </style:style>
    <style:style style:name="P57" style:family="paragraph" style:parent-style-name="Table_20_Contents">
      <style:text-properties style:font-name="Arial1"/>
    </style:style>
    <style:style style:name="P58" style:family="paragraph" style:parent-style-name="Table_20_Contents">
      <style:text-properties style:font-name="Arial1" fo:font-size="8pt" style:font-size-asian="8pt" style:font-size-complex="8pt"/>
    </style:style>
    <style:style style:name="P59" style:family="paragraph" style:parent-style-name="Table_20_Contents">
      <style:paragraph-properties fo:text-align="end" style:justify-single-word="false"/>
      <style:text-properties style:font-name="Lucida Sans" fo:font-size="7pt" style:font-size-asian="7pt" style:font-size-complex="7pt"/>
    </style:style>
    <style:style style:name="P60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Arial1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1" style:family="paragraph" style:parent-style-name="Standard">
      <style:paragraph-properties fo:margin-left="0cm" fo:margin-right="0.423cm" fo:text-align="end" style:justify-single-word="false" fo:text-indent="0cm" style:auto-text-indent="false" style:shadow="none" style:vertical-align="top">
        <style:tab-stops/>
      </style:paragraph-properties>
      <style:text-properties style:font-name="Lucida Sans" fo:font-size="7pt" style:font-size-asian="7pt" style:font-size-complex="7pt"/>
    </style:style>
    <style:style style:name="P62" style:family="paragraph" style:parent-style-name="Standard">
      <style:paragraph-properties fo:margin-left="0cm" fo:margin-right="0.381cm" fo:text-align="end" style:justify-single-word="false" fo:text-indent="0cm" style:auto-text-indent="false" style:shadow="none" style:vertical-align="top">
        <style:tab-stops/>
      </style:paragraph-properties>
      <style:text-properties style:font-name="Lucida Sans" fo:font-size="7pt" style:font-size-asian="7pt" style:font-size-complex="7pt"/>
    </style:style>
    <style:style style:name="P63" style:family="paragraph" style:parent-style-name="Standard">
      <style:paragraph-properties fo:margin-left="0cm" fo:margin-right="1.125cm" fo:text-align="end" style:justify-single-word="false" fo:text-indent="0cm" style:auto-text-indent="false"/>
      <style:text-properties style:font-name="Lucida Sans" fo:font-size="7pt" style:font-size-asian="7pt" style:font-size-complex="7pt"/>
    </style:style>
    <style:style style:name="P64" style:family="paragraph" style:parent-style-name="Standard">
      <style:paragraph-properties loext:contextual-spacing="false" fo:margin-top="0.064cm" fo:margin-bottom="0cm" fo:line-height="100%" fo:text-align="center" style:justify-single-word="false" fo:orphans="0" fo:widows="0" fo:break-before="column" style:text-autospace="none"/>
      <style:text-properties fo:color="#221f1f" style:font-name="Arial1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loext:contextual-spacing="false" fo:margin-top="0.064cm" fo:margin-bottom="0cm" fo:line-height="100%" fo:text-align="center" style:justify-single-word="false" fo:orphans="0" fo:widows="0" fo:break-before="column" style:text-autospace="none"/>
      <style:text-properties style:font-name="Arial1" fo:font-size="8pt" style:font-size-asian="8pt" style:font-size-complex="8pt"/>
    </style:style>
    <style:style style:name="P66" style:family="paragraph" style:parent-style-name="Standard">
      <style:paragraph-properties loext:contextual-spacing="false" fo:margin-top="0.064cm" fo:margin-bottom="0cm" fo:line-height="100%" fo:text-align="center" style:justify-single-word="false" fo:orphans="0" fo:widows="0" style:text-autospace="none"/>
      <style:text-properties fo:color="#221f1f" style:font-name="Arial1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loext:contextual-spacing="false" fo:margin-left="0.101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font-name="Arial1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loext:contextual-spacing="false" fo:margin-left="0cm" fo:margin-right="0.21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font-name="Arial1" fo:font-size="8pt" fo:letter-spacing="-0.007cm" style:font-size-asian="8pt" style:font-name-complex="Lucida Sans" style:font-size-complex="8pt"/>
    </style:style>
    <style:style style:name="P69" style:family="paragraph" style:parent-style-name="Standard" style:master-page-name="">
      <style:paragraph-properties loext:contextual-spacing="false" fo:margin-left="0cm" fo:margin-right="0.219cm" fo:margin-top="0cm" fo:margin-bottom="0cm" fo:line-height="200%" fo:text-align="center" style:justify-single-word="false" fo:orphans="0" fo:widows="0" fo:text-indent="0cm" style:auto-text-indent="false" style:page-number="auto" style:text-autospace="none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1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P70" style:family="paragraph" style:parent-style-name="Standard">
      <style:paragraph-properties loext:contextual-spacing="false" fo:margin-left="0.101cm" fo:margin-right="0.199cm" fo:margin-top="0cm" fo:margin-bottom="0cm" fo:line-height="200%" fo:orphans="0" fo:widows="0" fo:text-indent="0cm" style:auto-text-indent="false" style:text-autospace="none"/>
      <style:text-properties fo:color="#221f1f" style:font-name="Arial1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loext:contextual-spacing="false" fo:margin-left="0.101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loext:contextual-spacing="false" fo:margin-left="0.101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0084d1" style:text-position="-5% 100%" style:font-name="Arial1" fo:font-size="8pt" fo:letter-spacing="-0.007cm" style:font-size-asian="8pt" style:font-name-complex="Lucida Sans" style:font-size-complex="8pt"/>
    </style:style>
    <style:style style:name="P73" style:family="paragraph" style:parent-style-name="Standard">
      <style:paragraph-properties loext:contextual-spacing="false" fo:margin-left="0.101cm" fo:margin-right="0.199cm" fo:margin-top="0cm" fo:margin-bottom="0cm" fo:line-height="100%" fo:text-align="start" style:justify-single-word="false" fo:orphans="0" fo:widows="0" fo:text-indent="0cm" style:auto-text-indent="false" style:text-autospace="none"/>
      <style:text-properties fo:color="#669933" style:text-position="-5% 100%" style:font-name="Arial1" fo:font-size="7pt" fo:letter-spacing="-0.007cm" style:font-size-asian="7pt" style:font-name-complex="Lucida Sans" style:font-size-complex="7pt"/>
    </style:style>
    <style:style style:name="P74" style:family="paragraph" style:parent-style-name="Standard">
      <style:paragraph-properties loext:contextual-spacing="false" fo:margin-left="0.199cm" fo:margin-right="0.199cm" fo:margin-top="0cm" fo:margin-bottom="0cm" fo:line-height="200%" fo:orphans="0" fo:widows="0" fo:text-indent="0cm" style:auto-text-indent="false" style:text-autospace="none"/>
      <style:text-properties fo:color="#221f1f" style:font-name="Arial1" fo:font-size="8pt" fo:letter-spacing="-0.007cm" style:font-size-asian="8pt" style:font-name-complex="Lucida Sans" style:font-size-complex="8pt"/>
    </style:style>
    <style:style style:name="P75" style:family="paragraph" style:parent-style-name="Standard">
      <style:paragraph-properties loext:contextual-spacing="false" fo:margin-left="0cm" fo:margin-right="0.199cm" fo:margin-top="0cm" fo:margin-bottom="0cm" fo:line-height="100%" fo:text-align="start" style:justify-single-word="false" fo:orphans="0" fo:widows="0" fo:text-indent="0.101cm" style:auto-text-indent="false" style:text-autospace="none"/>
      <style:text-properties fo:color="#221f1f" style:text-position="-5% 100%" style:font-name="Arial1" fo:font-size="8pt" fo:letter-spacing="-0.007cm" style:font-size-asian="8pt" style:font-name-complex="Lucida Sans" style:font-size-complex="8pt"/>
    </style:style>
    <style:style style:name="P76" style:family="paragraph" style:parent-style-name="Standard">
      <style:paragraph-properties loext:contextual-spacing="false" fo:margin-left="0cm" fo:margin-right="0.199cm" fo:margin-top="0cm" fo:margin-bottom="0cm" fo:line-height="100%" fo:text-align="end" style:justify-single-word="false" fo:orphans="0" fo:widows="0" fo:text-indent="0.101cm" style:auto-text-indent="false" style:text-autospace="none"/>
      <style:text-properties fo:color="#221f1f" style:text-position="-5% 100%" style:font-name="Arial1" fo:font-size="8pt" fo:letter-spacing="-0.007cm" style:font-size-asian="8pt" style:font-name-complex="Lucida Sans" style:font-size-complex="8pt"/>
    </style:style>
    <style:style style:name="P77" style:family="paragraph" style:parent-style-name="Standard">
      <style:paragraph-properties loext:contextual-spacing="false" fo:margin-left="0cm" fo:margin-right="0.101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font-name="Arial1" fo:font-size="8pt" fo:letter-spacing="-0.007cm" style:font-size-asian="8pt" style:font-name-complex="Lucida Sans" style:font-size-complex="8pt"/>
    </style:style>
    <style:style style:name="P78" style:family="paragraph" style:parent-style-name="Standard">
      <style:paragraph-properties loext:contextual-spacing="false" fo:margin-left="0cm" fo:margin-right="0.101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font-name="Arial1" fo:font-size="8pt" fo:letter-spacing="-0.007cm" style:font-size-asian="8pt" style:font-name-complex="Lucida Sans" style:font-size-complex="8pt"/>
    </style:style>
    <style:style style:name="P79" style:family="paragraph" style:parent-style-name="Text_20_body">
      <style:paragraph-properties loext:contextual-spacing="false" fo:margin-left="0cm" fo:margin-right="1cm" fo:margin-top="0cm" fo:margin-bottom="0.101cm" fo:line-height="100%" fo:text-align="center" style:justify-single-word="false" fo:orphans="0" fo:widows="0" fo:text-indent="0cm" style:auto-text-indent="false" style:text-autospace="none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1" fo:font-size="10pt" fo:letter-spacing="-0.007cm" fo:font-weight="bold" style:font-size-asian="10pt" style:font-weight-asian="bold" style:font-name-complex="Lucida Sans" style:font-size-complex="10pt" style:font-weight-complex="bold"/>
    </style:style>
    <style:style style:name="P80" style:family="paragraph" style:parent-style-name="Text_20_body">
      <style:paragraph-properties loext:contextual-spacing="false" fo:margin-left="0cm" fo:margin-right="1cm" fo:margin-top="0cm" fo:margin-bottom="0.101cm" fo:line-height="100%" fo:text-align="start" style:justify-single-word="false" fo:orphans="0" fo:widows="0" fo:text-indent="0cm" style:auto-text-indent="false" style:text-autospace="none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1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P81" style:family="paragraph" style:parent-style-name="Standard" style:master-page-name="">
      <style:paragraph-properties loext:contextual-spacing="false" fo:margin-left="0.332cm" fo:margin-right="1.005cm" fo:margin-top="0cm" fo:margin-bottom="0cm" fo:line-height="200%" fo:text-align="end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0084d1" style:text-position="-5% 100%" style:font-name="Arial1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82" style:family="paragraph" style:parent-style-name="Standard">
      <style:paragraph-properties fo:margin-left="0cm" fo:margin-right="1.125cm" fo:text-align="end" style:justify-single-word="false" fo:text-indent="0cm" style:auto-text-indent="false"/>
      <style:text-properties style:font-name="Lucida Sans" fo:font-size="6pt" style:font-size-asian="6pt" style:font-size-complex="6pt"/>
    </style:style>
    <style:style style:name="P83" style:family="paragraph">
      <style:paragraph-properties fo:text-align="center"/>
      <style:text-properties fo:font-size="12pt"/>
    </style:style>
    <style:style style:name="T1" style:family="text">
      <style:text-properties fo:color="#221f1f"/>
    </style:style>
    <style:style style:name="T2" style:family="text">
      <style:text-properties fo:color="#221f1f" fo:font-weight="normal" style:font-weight-asian="normal" style:font-weight-complex="normal"/>
    </style:style>
    <style:style style:name="T3" style:family="text">
      <style:text-properties fo:color="#221f1f" fo:letter-spacing="-0.007cm" fo:font-weight="normal" style:font-weight-asian="normal" style:font-weight-complex="normal"/>
    </style:style>
    <style:style style:name="T4" style:family="text">
      <style:text-properties fo:color="#221f1f" style:text-outline="false" style:text-line-through-style="none" fo:text-shadow="none" style:text-emphasize="none"/>
    </style:style>
    <style:style style:name="T5" style:family="text">
      <style:text-properties fo:color="#221f1f" style:text-outline="false" style:text-line-through-style="none" fo:text-shadow="none" fo:font-weight="bold" style:font-weight-asian="bold" style:font-weight-complex="bold" style:text-emphasize="none"/>
    </style:style>
    <style:style style:name="T6" style:family="text">
      <style:text-properties fo:color="#221f1f" style:text-outline="false" style:text-line-through-style="none" style:font-name="Arial" fo:font-size="6pt" fo:letter-spacing="-0.007cm" fo:text-shadow="none" style:font-size-asian="6pt" style:font-size-complex="6pt" style:font-weight-complex="bold" style:text-emphasize="none"/>
    </style:style>
    <style:style style:name="T7" style:family="text">
      <style:text-properties fo:color="#221f1f" style:text-outline="false" style:text-line-through-style="none" style:font-name="Arial" fo:font-size="6pt" fo:letter-spacing="-0.007cm" fo:text-shadow="none" style:font-size-asian="6pt" style:font-size-complex="6pt" style:text-emphasize="none"/>
    </style:style>
    <style:style style:name="T8" style:family="text">
      <style:text-properties fo:color="#221f1f" style:text-outline="false" style:text-line-through-style="none" style:font-name="Arial" fo:letter-spacing="-0.007cm" fo:text-shadow="none" fo:background-color="#ffff00" style:font-weight-complex="bold" style:text-emphasize="none"/>
    </style:style>
    <style:style style:name="T9" style:family="text">
      <style:text-properties fo:color="#221f1f" style:text-outline="false" style:text-line-through-style="none" style:font-name="Arial" fo:letter-spacing="-0.007cm" fo:text-shadow="none" style:font-weight-complex="bold" style:text-emphasize="none"/>
    </style:style>
    <style:style style:name="T10" style:family="text">
      <style:text-properties fo:color="#221f1f" style:text-outline="false" style:text-line-through-style="none" fo:font-size="6pt" fo:text-shadow="none" style:font-size-asian="6pt" style:font-size-complex="6pt" style:text-emphasize="none"/>
    </style:style>
    <style:style style:name="T11" style:family="text">
      <style:text-properties fo:color="#221f1f" fo:font-size="6pt" style:font-size-asian="6pt" style:font-size-complex="6pt"/>
    </style:style>
    <style:style style:name="T12" style:family="text">
      <style:text-properties fo:color="#221f1f" style:text-position="-5% 100%" style:font-name="Arial1" fo:font-size="8pt" fo:letter-spacing="-0.007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13" style:family="text">
      <style:text-properties fo:color="#221f1f" style:text-position="-5% 100%" style:font-name="Arial1" fo:font-size="8pt" fo:letter-spacing="-0.012cm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T14" style:family="text">
      <style:text-properties style:font-name="Lucida Sans" fo:font-weight="bold" style:font-weight-asian="bold" style:font-weight-complex="bold"/>
    </style:style>
    <style:style style:name="T15" style:family="text">
      <style:text-properties style:text-outline="false" style:text-line-through-style="none" fo:letter-spacing="-0.007cm" fo:text-shadow="none" fo:font-weight="normal" style:font-weight-asian="normal" style:font-weight-complex="normal" style:text-emphasize="none"/>
    </style:style>
    <style:style style:name="T16" style:family="text">
      <style:text-properties style:text-outline="false" style:text-line-through-style="none" fo:text-shadow="none" style:text-emphasize="none"/>
    </style:style>
    <style:style style:name="T17" style:family="text">
      <style:text-properties style:text-outline="false" style:text-line-through-style="none" fo:letter-spacing="-0.012cm" fo:font-style="normal" fo:text-shadow="none" style:text-underline-style="none" fo:font-weight="normal" fo:background-color="transparent" style:font-style-asian="normal" style:font-weight-asian="normal" style:font-weight-complex="normal" style:text-emphasize="none" loext:char-shading-value="0"/>
    </style:style>
    <style:style style:name="T18" style:family="text">
      <style:text-properties style:text-outline="false" style:text-line-through-style="none" style:text-position="-5% 100%" fo:letter-spacing="-0.012cm" fo:font-style="normal" fo:text-shadow="none" style:text-underline-style="none" fo:font-weight="normal" fo:background-color="transparent" style:font-style-asian="normal" style:font-weight-asian="normal" style:font-weight-complex="normal" style:text-emphasize="non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etter-spacing="-0.007cm" fo:font-style="normal" style:font-style-asian="normal" style:font-style-complex="normal"/>
    </style:style>
    <style:style style:name="T21" style:family="text">
      <style:text-properties fo:letter-spacing="-0.009cm"/>
    </style:style>
    <style:style style:name="T22" style:family="text">
      <style:text-properties fo:letter-spacing="-0.016cm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style:text-position="-5% 100%"/>
    </style:style>
    <style:style style:name="T25" style:family="text">
      <style:text-properties fo:color="#00ccff"/>
    </style:style>
    <style:style style:name="T26" style:family="text">
      <style:text-properties fo:background-color="#ffff00"/>
    </style:style>
    <style:style style:name="T27" style:family="text">
      <style:text-properties fo:color="#ff3333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svg:stroke-width="0.101cm" svg:stroke-color="#ffffff" draw:marker-start-width="0.649cm" draw:marker-end-width="0.649cm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0"/>
          </table:table-cell>
          <table:table-cell table:style-name="Table1.A1" office:value-type="string">
            <text:p text:style-name="P74"><text:text-input text:description="&lt;for each=&quot;line in o.order_line&quot;&gt;">For each line</text:text-input></text:p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</table:table-row>
        <table:table-row table:style-name="Table1.1"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74"><text:text-input text:description="&lt;if test=&quot;print_product_images&quot;&gt;">if print product images </text:text-input></text:p>
          </table:table-cell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</table:table-row>
        <table:table-row table:style-name="Table1.3">
          <table:table-cell table:style-name="Table1.A3" office:value-type="string">
            <text:p text:style-name="P76"><text:text-input text:description="&lt;line.number&gt;">nbr</text:text-input></text:p>
          </table:table-cell>
          <table:table-cell table:style-name="Table1.A3" office:value-type="string">
            <text:p text:style-name="P32"><text:text-input text:description="&lt;line.product_id.internal_code[1:] or ''&gt;">id</text:text-input></text:p>
          </table:table-cell>
          <table:table-cell table:style-name="Table1.A3" office:value-type="string">
            <text:p text:style-name="P68"><text:s/><text:span text:style-name="T24"><text:text-input text:description="&lt;line.product_id.name&gt;">nombre</text:text-input></text:span><text:span text:style-name="T24"> </text:span><text:span text:style-name="T24"><text:text-input text:description="&lt;line.product_id.supplier_code and '(' + line.product_id.supplier_code + ')' or ''&gt;">cod prov</text:text-input></text:span><text:span text:style-name="T24"> </text:span><text:span text:style-name="T18"><text:text-input text:description="&lt;line.additional_description and (line.additional_description.startswith('--') and line.additional_description[3:] or '')&gt;">descripcion adic</text:text-input></text:span></text:p>
            <text:p text:style-name="P72"><text:text-input text:description="&lt;line.product_id.seller_ids[0].name.x_lista_proveedor &gt;">listas_proveedr</text:text-input><text:span text:style-name="T25"> </text:span><text:span text:style-name="T25"><text:text-input text:description="&lt;line.product_id.seller_ids[0].name.x_desc_pago_prov&gt;">pagos</text:text-input></text:span></text:p>
            <text:p text:style-name="P73"><text:span text:style-name="T19"><text:text-input text:description="&lt;line.product_id.replenishment_cost_rule_id.name&gt;">precios_compra</text:text-input></text:span> (<text:text-input text:description="&lt;formatLang(line.product_id.replenishment_cost_last_update,date='true')&gt;">precios_compra</text:text-input>) <text:text-input text:description="&lt;for each=&quot;line1 in line.product_id.replenishment_cost_rule_id.item_ids&quot;&gt;">For each line</text:text-input><text:text-input text:description="&lt;line1.percentage_amount&gt;">precios_compra</text:text-input>% <text:text-input text:description="&lt;/for&gt;">End For</text:text-input> <text:s/>/ <text:span text:style-name="T27">UT: </text:span><text:span text:style-name="T27"><text:text-input text:description="&lt;line.product_id.sale_margin&gt;">cod prov</text:text-input></text:span></text:p>
          </table:table-cell>
          <table:table-cell table:style-name="Table1.A3" office:value-type="string">
            <text:p text:style-name="P67"><text:text-input text:description="&lt;line.product_id.product_brand_id.name&gt;">marca</text:text-input></text:p>
          </table:table-cell>
          <table:table-cell table:style-name="Table1.A3" office:value-type="string">
            <text:p text:style-name="P26"><text:text-input text:description="&lt;formatLang(line.product_uom_qty)&gt;">25,45</text:text-input></text:p>
            <text:p text:style-name="P28"/>
          </table:table-cell>
          <table:table-cell table:style-name="Table1.A3" office:value-type="string">
            <text:p text:style-name="P26"><text:text-input text:description="&lt;formatLang(line.report_price_unit and line.price_unit*(1-line.discount1/100.0) or 0.0)&gt;">9.999,50</text:text-input></text:p>
            <text:p text:style-name="P29"><text:text-input text:description="&lt;formatLang(line.purchase_price and line.price_unit*(1-line.discount1/100.0)*(1-line.discount2/100.0)*(1-line.discount3/100.0)/line.purchase_price or 0.0)&gt;">9.999,50</text:text-input></text:p>
          </table:table-cell>
          <table:table-cell table:style-name="Table1.A3" office:value-type="string">
            <text:p text:style-name="P27"><text:span text:style-name="T26"><text:text-input text:description="&lt;if test=&quot;line.discount1 != 0&quot;&gt;">if2</text:text-input></text:span><text:span text:style-name="T26"><text:placeholder text:placeholder-type="text">&lt;line.discount1&gt;</text:placeholder></text:span><text:span text:style-name="T26">%</text:span><text:span text:style-name="T26"><text:text-input text:description="&lt;/if&gt;">/if2</text:text-input></text:span><text:text-input text:description="&lt;if test=&quot;line.discount2 != 0&quot;&gt;">if</text:text-input><text:placeholder text:placeholder-type="text">&lt;line.discount2&gt;</text:placeholder>% <text:text-input text:description="&lt;/if&gt;">/if</text:text-input><text:text-input text:description="&lt;if test=&quot;line.discount3 != 0&quot;&gt;">if2</text:text-input><text:placeholder text:placeholder-type="text">&lt;line.discount3&gt;</text:placeholder>%<text:text-input text:description="&lt;/if&gt;">/if2</text:text-input></text:p>
          </table:table-cell>
          <table:table-cell table:style-name="Table1.A3" office:value-type="string">
            <text:p text:style-name="P77"><text:text-input text:description="&lt;formatLang(line.report_price_subtotal)&gt;">99.999,50</text:text-input></text:p>
            <text:p text:style-name="P78"/>
            <text:p text:style-name="P77"/>
          </table:table-cell>
        </table:table-row>
        <table:table-row table:style-name="Table1.4">
          <table:table-cell table:style-name="Table1.A4" office:value-type="string">
            <text:p text:style-name="P40"/>
          </table:table-cell>
          <table:table-cell table:style-name="Table1.A4" office:value-type="string">
            <text:p text:style-name="P40"/>
          </table:table-cell>
          <table:table-cell table:style-name="Table1.A4" office:value-type="string">
            <text:p text:style-name="P40"><text:text-input text:description="&lt;/if&gt;">/if</text:text-input></text:p>
          </table:table-cell>
          <table:table-cell table:style-name="Table1.A4" office:value-type="string">
            <text:p text:style-name="P40"/>
          </table:table-cell>
          <table:table-cell table:style-name="Table1.A4" office:value-type="string">
            <text:p text:style-name="P64"/>
          </table:table-cell>
          <table:table-cell table:style-name="Table1.A4" office:value-type="string">
            <text:p text:style-name="P64"/>
          </table:table-cell>
          <table:table-cell table:style-name="Table1.A4" office:value-type="string">
            <text:p text:style-name="P65"/>
          </table:table-cell>
          <table:table-cell table:style-name="Table1.A4" office:value-type="string">
            <text:p text:style-name="P64"/>
            <text:p text:style-name="P66"/>
          </table:table-cell>
        </table:table-row>
        <table:table-row table:style-name="Table1.4">
          <table:table-cell table:style-name="Table1.A4" office:value-type="string">
            <text:p text:style-name="P40"/>
          </table:table-cell>
          <table:table-cell table:style-name="Table1.A4" office:value-type="string">
            <text:p text:style-name="P40"/>
          </table:table-cell>
          <table:table-cell table:style-name="Table1.A4" office:value-type="string">
            <text:p text:style-name="P40"><text:text-input text:description="&lt;if test=&quot;not print_product_images&quot;&gt;">if not print product images </text:text-input></text:p>
          </table:table-cell>
          <table:table-cell table:style-name="Table1.A4" office:value-type="string">
            <text:p text:style-name="P40"/>
          </table:table-cell>
          <table:table-cell table:style-name="Table1.A4" office:value-type="string">
            <text:p text:style-name="P64"/>
          </table:table-cell>
          <table:table-cell table:style-name="Table1.A4" office:value-type="string">
            <text:p text:style-name="P64"/>
          </table:table-cell>
          <table:table-cell table:style-name="Table1.A4" office:value-type="string">
            <text:p text:style-name="P65"/>
          </table:table-cell>
          <table:table-cell table:style-name="Table1.A4" office:value-type="string">
            <text:p text:style-name="P64"/>
          </table:table-cell>
        </table:table-row>
        <table:table-row table:style-name="Table1.6">
          <table:table-cell table:style-name="Table1.A3" office:value-type="string">
            <text:p text:style-name="P76"><text:text-input text:description="&lt;line.number&gt;">nbr</text:text-input></text:p>
          </table:table-cell>
          <table:table-cell table:style-name="Table1.A3" office:value-type="string">
            <text:p text:style-name="P75"><text:text-input text:description="&lt;line.product_id.internal_code or ''&gt;">id</text:text-input></text:p>
          </table:table-cell>
          <table:table-cell table:style-name="Table1.A3" office:value-type="string">
            <text:p text:style-name="P71"><text:placeholder text:placeholder-type="text">&lt;line.name&gt;</text:placeholder> <text:text-input text:description="&lt;line.product_id.supplier_code and '(' + line.product_id.supplier_code + ')' or ''&gt;">cod prov</text:text-input> <text:span text:style-name="T17"><text:text-input text:description="&lt;line.additional_description and (line.additional_description.startswith('--') and line.additional_description[2:] or '')&gt;">descripcion adic</text:text-input></text:span></text:p>
            <text:p text:style-name="P71"/>
          </table:table-cell>
          <table:table-cell table:style-name="Table1.A3" office:value-type="string">
            <text:p text:style-name="P71"><text:text-input text:description="&lt;line.product_id.product_brand_id.name&gt;">marca</text:text-input></text:p>
          </table:table-cell>
          <table:table-cell table:style-name="Table1.A3" office:value-type="string">
            <text:p text:style-name="P25"><text:text-input text:description="&lt;formatLang(line.product_uom_qty)&gt;">25,45</text:text-input></text:p>
          </table:table-cell>
          <table:table-cell table:style-name="Table1.A3" office:value-type="string">
            <text:p text:style-name="P26"><text:text-input text:description="&lt;formatLang(line.report_price_unit and line.report_price_unit*(1-line.discount1/100.0) or 0.0)&gt;">9.999,50</text:text-input></text:p>
            <text:p text:style-name="P30"/>
          </table:table-cell>
          <table:table-cell table:style-name="Table1.A3" office:value-type="string">
            <text:p text:style-name="P27"><text:s/><text:text-input text:description="&lt;if test=&quot;line.discount2 != 0&quot;&gt;">if</text:text-input><text:placeholder text:placeholder-type="text">&lt;line.discount2&gt;</text:placeholder>% <text:text-input text:description="&lt;/if&gt;">/if</text:text-input><text:text-input text:description="&lt;if test=&quot;line.discount3 != 0&quot;&gt;">if2</text:text-input><text:placeholder text:placeholder-type="text">&lt;line.discount3&gt;</text:placeholder>%<text:text-input text:description="&lt;/if&gt;">/if2</text:text-input></text:p>
          </table:table-cell>
          <table:table-cell table:style-name="Table1.A3" office:value-type="string">
            <text:p text:style-name="P77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4" office:value-type="string">
            <text:p text:style-name="P39"/>
          </table:table-cell>
          <table:table-cell table:style-name="Table1.A4" office:value-type="string">
            <text:p text:style-name="P39"/>
          </table:table-cell>
          <table:table-cell table:style-name="Table1.A4" office:value-type="string">
            <text:p text:style-name="P39"><text:text-input text:description="&lt;/if&gt;">/if</text:text-input></text:p>
          </table:table-cell>
          <table:table-cell table:style-name="Table1.A4" office:value-type="string">
            <text:p text:style-name="P39"/>
          </table:table-cell>
          <table:table-cell table:style-name="Table1.A4" office:value-type="string">
            <text:p text:style-name="P64"/>
          </table:table-cell>
          <table:table-cell table:style-name="Table1.A4" office:value-type="string">
            <text:p text:style-name="P64"/>
          </table:table-cell>
          <table:table-cell table:style-name="Table1.A4" office:value-type="string">
            <text:p text:style-name="P65"/>
          </table:table-cell>
          <table:table-cell table:style-name="Table1.A4" office:value-type="string">
            <text:p text:style-name="P64"/>
          </table:table-cell>
        </table:table-row>
        <table:table-row table:style-name="Table1.8"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><text:text-input text:description="&lt;/for&gt;">End For</text:text-input>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  <table:table-cell table:style-name="Table1.A1" office:value-type="string">
            <text:p text:style-name="P58"/>
          </table:table-cell>
        </table:table-row>
      </table:table>
      <text:p text:style-name="P69"/>
      <text:p text:style-name="P81"><text:text-input text:description="&lt;formatLang(o.amount_untaxed/sum(o.order_line.mapped(lambda line: line.purchase_price *line.product_uom_qty ))) &gt;">End For</text:text-input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79"><text:text-input text:description="&lt;if test=&quot;o.company_id.id!=1&quot;&gt;">if </text:text-input></text:p>
            <text:p text:style-name="P79"><text:text-input text:description="&lt;/if&gt;">/if</text:text-input></text:p>
          </table:table-cell>
        </table:table-row>
        <table:table-row>
          <table:table-cell table:style-name="Tabla2.A1" office:value-type="string">
            <text:p text:style-name="P46"/>
          </table:table-cell>
        </table:table-row>
        <table:table-row>
          <table:table-cell table:style-name="Tabla2.A1" office:value-type="string">
            <text:p text:style-name="P45"/>
          </table:table-cell>
        </table:table-row>
      </table:table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 style:vertical-align="top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 Unicode MS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9.009cm" fo:margin-left="1.101cm" fo:margin-top="1cm" fo:margin-bottom="0cm" table:align="left"/>
    </style:style>
    <style:style style:name="Tabla3.A" style:family="table-column">
      <style:table-column-properties style:column-width="8.643cm"/>
    </style:style>
    <style:style style:name="Tabla3.B" style:family="table-column">
      <style:table-column-properties style:column-width="1.923cm"/>
    </style:style>
    <style:style style:name="Tabla3.C" style:family="table-column">
      <style:table-column-properties style:column-width="0.43cm"/>
    </style:style>
    <style:style style:name="Tabla3.D" style:family="table-column">
      <style:table-column-properties style:column-width="8.013cm"/>
    </style:style>
    <style:style style:name="Tabla3.1" style:family="table-row">
      <style:table-row-properties style:min-row-height="1.397cm"/>
    </style:style>
    <style:style style:name="Tabla3.A1" style:family="table-cell">
      <style:table-cell-properties fo:padding="0cm" fo:border-left="none" fo:border-right="none" fo:border-top="none" fo:border-bottom="0.018cm solid #000000"/>
    </style:style>
    <style:style style:name="Tabla3.B1" style:family="table-cell">
      <style:table-cell-properties fo:padding="0.049cm" fo:border-left="none" fo:border-right="none" fo:border-top="none" fo:border-bottom="0.018cm solid #000000"/>
    </style:style>
    <style:style style:name="Tabla1" style:family="table">
      <style:table-properties style:width="19.016cm" fo:margin-left="1.101cm" fo:margin-right="0.884cm" fo:margin-top="0.199cm" fo:margin-bottom="0cm" table:align="margins"/>
    </style:style>
    <style:style style:name="Tabla1.A" style:family="table-column">
      <style:table-column-properties style:column-width="0.697cm" style:rel-column-width="2401*"/>
    </style:style>
    <style:style style:name="Tabla1.B" style:family="table-column">
      <style:table-column-properties style:column-width="1.198cm" style:rel-column-width="4126*"/>
    </style:style>
    <style:style style:name="Tabla1.C" style:family="table-column">
      <style:table-column-properties style:column-width="9.103cm" style:rel-column-width="31371*"/>
    </style:style>
    <style:style style:name="Tabla1.D" style:family="table-column">
      <style:table-column-properties style:column-width="1.803cm" style:rel-column-width="6212*"/>
    </style:style>
    <style:style style:name="Tabla1.E" style:family="table-column">
      <style:table-column-properties style:column-width="1.505cm" style:rel-column-width="5185*"/>
    </style:style>
    <style:style style:name="Tabla1.F" style:family="table-column">
      <style:table-column-properties style:column-width="1.588cm" style:rel-column-width="5470*"/>
    </style:style>
    <style:style style:name="Tabla1.G" style:family="table-column">
      <style:table-column-properties style:column-width="3.126cm" style:rel-column-width="10770*"/>
    </style:style>
    <style:style style:name="Tabla1.1" style:family="table-row">
      <style:table-row-properties style:min-row-height="1.704cm"/>
    </style:style>
    <style:style style:name="Tabla1.A1" style:family="table-cell">
      <style:table-cell-properties style:vertical-align="" fo:padding="0cm" fo:border="none"/>
    </style:style>
    <style:style style:name="Tabla4" style:family="table">
      <style:table-properties style:width="16.995cm" table:align="left"/>
    </style:style>
    <style:style style:name="Tabla4.A" style:family="table-column">
      <style:table-column-properties style:column-width="8.5cm"/>
    </style:style>
    <style:style style:name="Tabla4.B" style:family="table-column">
      <style:table-column-properties style:column-width="8.495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B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.A6" style:family="table-cell">
      <style:table-cell-properties fo:background-color="#ccff00" fo:padding="0.097cm" fo:border-left="0.002cm solid #000000" fo:border-right="none" fo:border-top="none" fo:border-bottom="0.002cm solid #000000">
        <style:background-image/>
      </style:table-cell-properties>
    </style:style>
    <style:style style:name="Tabla4.B6" style:family="table-cell">
      <style:table-cell-properties fo:background-color="#cc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.A7" style:family="table-cell">
      <style:table-cell-properties fo:background-color="#66ffff" fo:padding="0.097cm" fo:border-left="0.002cm solid #000000" fo:border-right="none" fo:border-top="none" fo:border-bottom="0.002cm solid #000000">
        <style:background-image/>
      </style:table-cell-properties>
    </style:style>
    <style:style style:name="Tabla4.B7" style:family="table-cell">
      <style:table-cell-properties fo:background-color="#66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2" style:family="table-row">
      <style:table-row-properties style:min-row-height="0.288cm"/>
    </style:style>
    <style:style style:name="Tabla1.A2" style:family="table-cell">
      <style:table-cell-properties style:vertical-align="middle" fo:padding="0cm" fo:border="none"/>
    </style:style>
    <style:style style:name="Tabla1.3" style:family="table-row">
      <style:table-row-properties style:min-row-height="0.554cm"/>
    </style:style>
    <style:style style:name="Tabla1.B3" style:family="table-cell">
      <style:table-cell-properties style:vertical-align="bottom" fo:padding="0cm" fo:border="none"/>
    </style:style>
    <style:style style:name="Tabla6" style:family="table">
      <style:table-properties style:width="19.015cm" fo:margin-left="1.081cm" fo:margin-right="0.905cm" fo:margin-top="0cm" fo:margin-bottom="0.95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2.4cm" style:rel-column-width="42737*"/>
    </style:style>
    <style:style style:name="Tabla6.B" style:family="table-column">
      <style:table-column-properties style:column-width="3.704cm" style:rel-column-width="12766*"/>
    </style:style>
    <style:style style:name="Tabla6.C" style:family="table-column">
      <style:table-column-properties style:column-width="0.095cm" style:rel-column-width="328*"/>
    </style:style>
    <style:style style:name="Tabla6.D" style:family="table-column">
      <style:table-column-properties style:column-width="0.203cm" style:rel-column-width="699*"/>
    </style:style>
    <style:style style:name="Tabla6.E" style:family="table-column">
      <style:table-column-properties style:column-width="2.612cm" style:rel-column-width="9005*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3" style:family="table-row">
      <style:table-row-properties style:min-row-height="1.258cm"/>
    </style:style>
    <style:style style:name="Tabla6.4" style:family="table-row">
      <style:table-row-properties style:min-row-height="0.261cm"/>
    </style:style>
    <style:style style:name="Tabla6.5" style:family="table-row">
      <style:table-row-properties style:min-row-height="0.543cm"/>
    </style:style>
    <style:style style:name="Tabla5" style:family="table">
      <style:table-properties style:width="21.001cm" table:align="margins"/>
    </style:style>
    <style:style style:name="Tabla5.A" style:family="table-column">
      <style:table-column-properties style:column-width="17.822cm" style:rel-column-width="55616*"/>
    </style:style>
    <style:style style:name="Tabla5.B" style:family="table-column">
      <style:table-column-properties style:column-width="3.179cm" style:rel-column-width="9919*"/>
    </style:style>
    <style:style style:name="MP1" style:family="paragraph" style:parent-style-name="Table_20_Contents">
      <style:paragraph-properties loext:contextual-spacing="false" fo:margin-left="0cm" fo:margin-right="0cm" style:line-height-at-least="0.423cm" fo:orphans="2" fo:widows="2" fo:text-indent="0cm" style:auto-text-indent="false"/>
      <style:text-properties fo:font-variant="normal" fo:text-transform="none" fo:color="#000000" style:text-position="-5% 100%" style:font-name="Arial1" fo:font-size="7pt" fo:letter-spacing="0.004cm" fo:font-style="normal" style:text-underline-style="none" fo:font-weight="bold" style:font-size-asian="7pt" style:font-style-asian="normal" style:font-weight-asian="bold" style:font-name-complex="Lucida Sans" style:font-size-complex="7pt" style:font-style-complex="normal" style:font-weight-complex="bold"/>
    </style:style>
    <style:style style:name="MP2" style:family="paragraph" style:parent-style-name="Standard">
      <style:paragraph-properties loext:contextual-spacing="false" fo:margin-left="0cm" fo:margin-right="0cm" fo:margin-top="0cm" fo:margin-bottom="0cm" fo:line-height="115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3" style:family="paragraph" style:parent-style-name="Standard">
      <style:paragraph-properties loext:contextual-spacing="false" fo:margin-top="0cm" fo:margin-bottom="0cm" fo:line-height="150%" fo:orphans="0" fo:widows="0" fo:break-before="column" style:text-autospace="none"/>
      <style:text-properties fo:color="#000000" style:text-position="-5% 100%" style:font-name="Arial1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000000" style:text-position="-5% 100%" style:font-name="Arial1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000000" style:text-position="-5% 100%" style:font-name="Arial1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cm" style:auto-text-indent="false" style:text-autospace="none"/>
      <style:text-properties fo:color="#221f1f" style:text-outline="false" style:text-line-through-style="none" style:text-position="-5% 100%" style:font-name="Arial1" fo:font-size="8pt" fo:letter-spacing="-0.012cm" fo:font-style="normal" fo:text-shadow="none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MP7" style:family="paragraph" style:parent-style-name="Standard">
      <style:paragraph-properties loext:contextual-spacing="false" fo:margin-left="0cm" fo:margin-right="0cm" fo:margin-top="0cm" fo:margin-bottom="0cm" fo:line-height="115%" fo:text-align="center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1" fo:font-size="7pt" fo:letter-spacing="-0.012cm" fo:font-style="normal" fo:text-shadow="none" style:text-underline-style="none" fo:font-weight="normal" style:font-size-asian="7pt" style:font-style-asian="normal" style:font-weight-asian="normal" style:font-name-complex="Lucida Sans" style:font-size-complex="7pt" style:font-style-complex="normal" style:font-weight-complex="normal" style:text-emphasize="none"/>
    </style:style>
    <style:style style:name="MP8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1" fo:font-size="8pt" fo:letter-spacing="-0.012cm" fo:font-style="normal" fo:text-shadow="none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 style:text-emphasize="none"/>
    </style:style>
    <style:style style:name="MP9" style:family="paragraph" style:parent-style-name="Standard">
      <style:paragraph-properties loext:contextual-spacing="false" fo:margin-left="0cm" fo:margin-right="0cm" fo:margin-top="0cm" fo:margin-bottom="0cm" fo:line-height="200%" fo:text-align="end" style:justify-single-word="false" fo:orphans="0" fo:widows="0" fo:text-indent="0cm" style:auto-text-indent="false" fo:background-color="transparent" style:shadow="none" style:text-autospace="none" style:vertical-align="top">
        <style:tab-stops>
          <style:tab-stop style:position="2.096cm"/>
          <style:tab-stop style:position="5.189cm"/>
        </style:tab-stops>
        <style:background-image/>
      </style:paragraph-properties>
      <style:text-properties fo:color="#221f1f" style:text-outline="false" style:text-line-through-style="none" style:text-position="-5% 100%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 style:text-emphasize="none"/>
    </style:style>
    <style:style style:name="MP10" style:family="paragraph" style:parent-style-name="Standard">
      <style:paragraph-properties loext:contextual-spacing="false" fo:margin-left="0cm" fo:margin-right="0cm" fo:margin-top="0cm" fo:margin-bottom="0cm" fo:line-height="115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Lucida Sans" fo:font-size="8pt" fo:letter-spacing="-0.007cm" fo:font-style="normal" fo:text-shadow="none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MP11" style:family="paragraph" style:parent-style-name="Standard">
      <style:paragraph-properties loext:contextual-spacing="false" fo:margin-left="0cm" fo:margin-right="0cm" fo:margin-top="0cm" fo:margin-bottom="0cm" fo:line-height="115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1" fo:font-size="8pt" fo:letter-spacing="-0.012cm" fo:font-style="normal" fo:text-shadow="none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MP12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000000" style:text-outline="false" style:text-line-through-style="none" style:text-position="-5% 100%" style:font-name="Arial1" fo:font-size="8pt" fo:letter-spacing="-0.012cm" fo:font-style="normal" fo:text-shadow="none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 style:text-emphasize="none"/>
    </style:style>
    <style:style style:name="MP13" style:family="paragraph" style:parent-style-name="Standard">
      <style:paragraph-properties loext:contextual-spacing="false" fo:margin-left="0cm" fo:margin-right="0.199cm" fo:margin-top="0cm" fo:margin-bottom="0cm" fo:line-height="200%" fo:text-align="end" style:justify-single-word="false" fo:orphans="0" fo:widows="0" fo:text-indent="0cm" style:auto-text-indent="false" fo:background-color="#ffffff" style:shadow="none" style:text-autospace="none" style:vertical-align="top">
        <style:tab-stops>
          <style:tab-stop style:position="2.096cm"/>
          <style:tab-stop style:position="5.189cm"/>
        </style:tab-stops>
        <style:background-image/>
      </style:paragraph-properties>
      <style:text-properties fo:color="#221f1f" style:text-outline="false" style:text-line-through-style="none" style:text-position="-5% 100%" style:font-name="Lucida Sans" fo:font-size="8pt" fo:letter-spacing="-0.007cm" fo:font-style="normal" fo:text-shadow="none" style:text-underline-style="none" fo:font-weight="bold" fo:background-color="#00ccff" style:font-size-asian="8pt" style:font-style-asian="normal" style:font-weight-asian="bold" style:font-name-complex="Lucida Sans" style:font-size-complex="8pt" style:font-style-complex="normal" style:font-weight-complex="bold" style:text-emphasize="none"/>
    </style:style>
    <style:style style:name="MP14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000000" style:text-position="-5% 100%" style:font-name="Arial1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position="-5% 100%" style:font-name="Arial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 style:text-emphasize="none"/>
    </style:style>
    <style:style style:name="MP16" style:family="paragraph">
      <style:paragraph-properties fo:text-align="center"/>
      <style:text-properties fo:font-size="12pt"/>
    </style:style>
    <style:style style:name="MP17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7cm" style:auto-text-indent="false" style:text-autospace="none"/>
      <style:text-properties fo:color="#221f1f" style:text-position="-5% 100%" style:font-name="Arial1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loext:contextual-spacing="false" fo:margin-left="0cm" fo:margin-right="-0.101cm" fo:margin-top="0cm" fo:margin-bottom="0cm" fo:line-height="100%" fo:text-align="start" style:justify-single-word="false" fo:orphans="0" fo:widows="0" fo:text-indent="0.101cm" style:auto-text-indent="false" style:text-autospace="none">
        <style:tab-stops/>
      </style:paragraph-properties>
      <style:text-properties fo:color="#221f1f" style:text-position="-5% 100%" style:font-name="Arial1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9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99cm" style:auto-text-indent="false" style:text-autospace="none"/>
      <style:text-properties fo:color="#221f1f" style:text-position="-5% 100%" style:font-name="Arial1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0" style:family="paragraph" style:parent-style-name="Standard">
      <style:paragraph-properties loext:contextual-spacing="false" fo:margin-left="0cm" fo:margin-right="-0.101cm" fo:margin-top="0cm" fo:margin-bottom="0cm" fo:line-height="100%" fo:orphans="0" fo:widows="0" fo:text-indent="0.101cm" style:auto-text-indent="false" style:text-autospace="none"/>
      <style:text-properties fo:color="#221f1f" style:text-position="-5% 100%" style:font-name="Arial1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>
        <style:tab-stops>
          <style:tab-stop style:position="14.307cm"/>
        </style:tab-stops>
      </style:paragraph-properties>
      <style:text-properties fo:color="#221f1f" style:text-position="-5% 100%" style:font-name="Arial1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2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loext:contextual-spacing="false" fo:margin-left="0.332cm" fo:margin-right="0.219cm" fo:margin-top="0cm" fo:margin-bottom="0cm" fo:line-height="200%" fo:text-align="end" style:justify-single-word="false" fo:orphans="0" fo:widows="0" fo:text-indent="0cm" style:auto-text-indent="false" style:text-autospace="none">
        <style:tab-stops>
          <style:tab-stop style:position="2.096cm"/>
          <style:tab-stop style:position="5.189cm"/>
        </style:tab-stops>
      </style:paragraph-properties>
      <style:text-properties fo:color="#000000" style:text-position="-5% 100%" style:font-name="Arial1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 style:master-page-name="">
      <style:paragraph-properties style:page-number="auto"/>
      <style:text-properties fo:font-size="2pt" style:font-size-asian="2pt" style:font-size-complex="2pt"/>
    </style:style>
    <style:style style:name="MP25" style:family="paragraph" style:parent-style-name="Text_20_body">
      <style:paragraph-properties loext:contextual-spacing="false" fo:margin-top="0cm" fo:margin-bottom="0.101cm"/>
      <style:text-properties fo:color="#221f1f" style:text-position="-5% 100%" style:font-name="Arial1" fo:font-size="8pt" fo:letter-spacing="-0.007cm" style:font-size-asian="8pt" style:font-name-complex="Lucida Sans" style:font-size-complex="8pt"/>
    </style:style>
    <style:style style:name="MP26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.101cm" style:auto-text-indent="false" style:text-autospace="none"/>
      <style:text-properties fo:color="#221f1f" style:text-position="-5% 100%" style:font-name="Arial1" fo:font-size="8pt" fo:letter-spacing="-0.012cm" fo:font-weight="normal" fo:background-color="transparent" style:font-size-asian="8pt" style:font-weight-asian="normal" style:font-name-complex="Lucida Sans" style:font-size-complex="8pt" style:font-weight-complex="normal"/>
    </style:style>
    <style:style style:name="MP27" style:family="paragraph" style:parent-style-name="Standard">
      <style:paragraph-properties loext:contextual-spacing="false" fo:margin-left="0cm" fo:margin-right="0cm" fo:margin-top="0cm" fo:margin-bottom="0cm" fo:line-height="115%" fo:orphans="0" fo:widows="0" fo:text-indent="0.101cm" style:auto-text-indent="false" style:text-autospace="none"/>
    </style:style>
    <style:style style:name="MP28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8pt" fo:letter-spacing="-0.012cm" fo:font-weight="normal" fo:background-color="transparent" style:font-size-asian="8pt" style:font-weight-asian="normal" style:font-name-complex="Lucida Sans" style:font-size-complex="8pt" style:font-weight-complex="normal"/>
    </style:style>
    <style:style style:name="MP29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9pt" fo:font-weight="bold" style:font-size-asian="9pt" style:font-weight-asian="bold" style:font-name-complex="Lucida Sans" style:font-size-complex="9pt" style:font-weight-complex="bold"/>
    </style:style>
    <style:style style:name="MP30" style:family="paragraph" style:parent-style-name="Table_20_Contents">
      <style:text-properties style:font-name="Arial1"/>
    </style:style>
    <style:style style:name="MP31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32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Table_20_Contents">
      <style:paragraph-properties loext:contextual-spacing="false" fo:margin-left="0cm" fo:margin-right="0cm" fo:margin-top="0cm" fo:margin-bottom="0cm" fo:line-height="100%" fo:text-indent="0cm" style:auto-text-indent="false"/>
      <style:text-properties style:font-name="Arial1" fo:font-size="9pt" style:font-size-asian="9pt" style:font-size-complex="9pt"/>
    </style:style>
    <style:style style:name="MP34" style:family="paragraph" style:parent-style-name="Table_20_Contents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Arial1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36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37" style:family="paragraph" style:parent-style-name="Standard">
      <style:paragraph-properties loext:contextual-spacing="false" fo:margin-left="0cm" fo:margin-right="0.15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38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39" style:family="paragraph" style:parent-style-name="Standard">
      <style:paragraph-properties loext:contextual-spacing="false" fo:margin-left="0cm" fo:margin-right="0.15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1" style:family="paragraph" style:parent-style-name="Standard">
      <style:paragraph-properties loext:contextual-spacing="false" fo:margin-left="0cm" fo:margin-right="0.15cm" fo:margin-top="0cm" fo:margin-bottom="0cm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2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shadow="none" style:text-autospace="none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1" fo:font-size="6pt" fo:letter-spacing="-0.016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43" style:family="paragraph" style:parent-style-name="Standard">
      <style:paragraph-properties loext:contextual-spacing="false" fo:margin-left="0cm" fo:margin-right="0.15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11pt" fo:font-weight="bold" style:font-size-asian="11pt" style:font-weight-asian="bold" style:font-name-complex="Lucida Sans" style:font-size-complex="11pt" style:font-weight-complex="bold"/>
    </style:style>
    <style:style style:name="MP44" style:family="paragraph" style:parent-style-name="Standard">
      <style:paragraph-properties loext:contextual-spacing="false" fo:margin-left="-0.6cm" fo:margin-right="0.041cm" fo:margin-top="0cm" fo:margin-bottom="0cm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Arial1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5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1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6" style:family="paragraph" style:parent-style-name="Standard">
      <style:paragraph-properties fo:margin-left="0cm" fo:margin-right="0.423cm" fo:text-align="end" style:justify-single-word="false" fo:text-indent="0cm" style:auto-text-indent="false" style:shadow="none" style:vertical-align="top">
        <style:tab-stops/>
      </style:paragraph-properties>
      <style:text-properties style:font-name="Lucida Sans" fo:font-size="7pt" style:font-size-asian="7pt" style:font-size-complex="7pt"/>
    </style:style>
    <style:style style:name="MP47" style:family="paragraph" style:parent-style-name="Standard">
      <style:paragraph-properties fo:margin-left="0cm" fo:margin-right="0.381cm" fo:text-align="end" style:justify-single-word="false" fo:text-indent="0cm" style:auto-text-indent="false" style:shadow="none" style:vertical-align="top">
        <style:tab-stops/>
      </style:paragraph-properties>
      <style:text-properties style:font-name="Lucida Sans" fo:font-size="7pt" style:font-size-asian="7pt" style:font-size-complex="7pt"/>
    </style:style>
    <style:style style:name="MP48" style:family="paragraph" style:parent-style-name="Table_20_Contents">
      <style:paragraph-properties fo:text-align="end" style:justify-single-word="false"/>
      <style:text-properties style:font-name="Lucida Sans" fo:font-size="7pt" style:font-size-asian="7pt" style:font-size-complex="7pt"/>
    </style:style>
    <style:style style:name="MP49" style:family="paragraph" style:parent-style-name="Standard">
      <style:paragraph-properties fo:margin-left="0cm" fo:margin-right="1.125cm" fo:text-align="end" style:justify-single-word="false" fo:text-indent="0cm" style:auto-text-indent="false"/>
      <style:text-properties style:font-name="Lucida Sans" fo:font-size="7pt" style:font-size-asian="7pt" style:font-size-complex="7pt"/>
    </style:style>
    <style:style style:name="MP50" style:family="paragraph" style:parent-style-name="Standard">
      <style:paragraph-properties fo:margin-left="0cm" fo:margin-right="1.125cm" fo:text-align="end" style:justify-single-word="false" fo:text-indent="0cm" style:auto-text-indent="false"/>
      <style:text-properties style:font-name="Lucida Sans" fo:font-size="6pt" style:font-size-asian="6pt" style:font-size-complex="6pt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color="#221f1f" fo:font-weight="normal" style:font-weight-asian="normal" style:font-weight-complex="normal"/>
    </style:style>
    <style:style style:name="MT2" style:family="text">
      <style:text-properties fo:color="#221f1f"/>
    </style:style>
    <style:style style:name="MT3" style:family="text">
      <style:text-properties fo:color="#221f1f" fo:letter-spacing="-0.007cm" fo:font-weight="normal" style:font-weight-asian="normal" style:font-weight-complex="normal"/>
    </style:style>
    <style:style style:name="MT4" style:family="text">
      <style:text-properties fo:color="#221f1f" style:text-outline="false" style:text-line-through-style="none" fo:text-shadow="none" style:text-emphasize="none"/>
    </style:style>
    <style:style style:name="MT5" style:family="text">
      <style:text-properties fo:color="#221f1f" style:text-outline="false" style:text-line-through-style="none" fo:text-shadow="none" fo:font-weight="bold" style:font-weight-asian="bold" style:font-weight-complex="bold" style:text-emphasize="none"/>
    </style:style>
    <style:style style:name="MT6" style:family="text">
      <style:text-properties fo:color="#221f1f" style:text-outline="false" style:text-line-through-style="none" style:font-name="Arial" fo:font-size="6pt" fo:letter-spacing="-0.007cm" fo:text-shadow="none" style:font-size-asian="6pt" style:font-size-complex="6pt" style:font-weight-complex="bold" style:text-emphasize="none"/>
    </style:style>
    <style:style style:name="MT7" style:family="text">
      <style:text-properties fo:color="#221f1f" style:text-outline="false" style:text-line-through-style="none" style:font-name="Arial" fo:letter-spacing="-0.007cm" fo:text-shadow="none" fo:background-color="#ffff00" style:font-weight-complex="bold" style:text-emphasize="none"/>
    </style:style>
    <style:style style:name="MT8" style:family="text">
      <style:text-properties fo:color="#221f1f" style:text-outline="false" style:text-line-through-style="none" style:font-name="Arial" fo:letter-spacing="-0.007cm" fo:text-shadow="none" style:font-weight-complex="bold" style:text-emphasize="none"/>
    </style:style>
    <style:style style:name="MT9" style:family="text">
      <style:text-properties style:font-name="Lucida Sans" fo:font-weight="bold" style:font-weight-asian="bold" style:font-weight-complex="bold"/>
    </style:style>
    <style:style style:name="MT10" style:family="text">
      <style:text-properties fo:color="#221f1f" fo:font-size="6pt" style:font-size-asian="6pt" style:font-size-complex="6pt"/>
    </style:style>
    <style:style style:name="MT11" style:family="text">
      <style:text-properties fo:color="#221f1f" style:text-outline="false" style:text-line-through-style="none" fo:font-size="6pt" fo:text-shadow="none" style:font-size-asian="6pt" style:font-size-complex="6pt" style:text-emphasize="none"/>
    </style:style>
    <style:style style:name="MT12" style:family="text">
      <style:text-properties fo:color="#221f1f" style:text-outline="false" style:text-line-through-style="none" style:font-name="Arial" fo:font-size="6pt" fo:letter-spacing="-0.007cm" fo:text-shadow="none" style:font-size-asian="6pt" style:font-size-complex="6pt" style:text-emphasize="none"/>
    </style:style>
    <style:style style:name="MT13" style:family="text">
      <style:text-properties fo:font-weight="bold" style:font-weight-asian="bold" style:font-weight-complex="bold"/>
    </style:style>
    <style:style style:name="MT14" style:family="text">
      <style:text-properties fo:color="#221f1f" style:text-position="-5% 100%" style:font-name="Arial1" fo:font-size="8pt" fo:letter-spacing="-0.007cm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15" style:family="text">
      <style:text-properties fo:color="#221f1f" style:text-position="-5% 100%" style:font-name="Arial1" fo:font-size="8pt" fo:letter-spacing="-0.012cm" fo:font-weight="normal" fo:background-color="transparent" style:font-size-asian="8pt" style:font-weight-asian="normal" style:font-name-complex="Lucida Sans" style:font-size-complex="8pt" style:font-weight-complex="normal" loext:char-shading-value="0"/>
    </style:style>
    <style:style style:name="MT16" style:family="text">
      <style:text-properties fo:letter-spacing="-0.007cm" fo:font-style="normal" style:font-style-asian="normal" style:font-style-complex="normal"/>
    </style:style>
    <style:style style:name="MT17" style:family="text">
      <style:text-properties fo:letter-spacing="-0.009cm"/>
    </style:style>
    <style:style style:name="MT18" style:family="text">
      <style:text-properties fo:letter-spacing="-0.016cm"/>
    </style:style>
    <style:style style:name="MT19" style:family="text">
      <style:text-properties fo:font-size="6pt" style:font-size-asian="6pt" style:font-size-complex="6pt"/>
    </style:style>
    <style:style style:name="M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gr1" style:family="graphic">
      <style:graphic-properties svg:stroke-width="0.101cm" svg:stroke-color="#ffffff" draw:marker-start-width="0.649cm" draw:marker-end-width="0.649cm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svg:height="6.399cm" fo:margin-left="0cm" fo:margin-right="0cm" fo:margin-top="0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office:value-type="string">
              <text:p text:style-name="MP1"/>
            </table:table-cell>
            <table:table-cell table:style-name="Tabla3.B1" office:value-type="string">
              <text:p text:style-name="MP2"/>
            </table:table-cell>
            <table:table-cell table:style-name="Tabla3.B1" office:value-type="string">
              <text:p text:style-name="Table_20_Contents"/>
            </table:table-cell>
            <table:table-cell table:style-name="Tabla3.A1" office:value-type="string">
              <text:p text:style-name="MP3"/>
            </table:table-cell>
          </table:table-row>
        </table:table>
        <text:p text:style-name="Text_20_body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header-rows>
            <table:table-row table:style-name="Tabla1.1">
              <table:table-cell table:style-name="Tabla1.A1" table:number-columns-spanned="7" office:value-type="string">
                <text:p text:style-name="MP4"><text:span text:style-name="MT1"><text:placeholder text:placeholder-type="text">&lt;o.commercial_partner_id.abc_sales_amount&gt;</text:placeholder></text:span><text:span text:style-name="MT1">(</text:span><text:span text:style-name="MT1"><text:placeholder text:placeholder-type="text">&lt;o.commercial_partner_id.internal_code&gt;</text:placeholder></text:span><text:span text:style-name="MT1">) </text:span><text:span text:style-name="MT1"><text:placeholder text:placeholder-type="text">&lt;o.commercial_partner_id.name&gt;</text:placeholder></text:span></text:p>
                <text:p text:style-name="MP4"><text:span text:style-name="MT1">Comercial:</text:span><text:span text:style-name="MT2"> </text:span><text:span text:style-name="MT2"><text:text-input text:description="&lt;o.commercial_partner_id.user_id&gt;">vendedor</text:text-input></text:span></text:p>
                <text:p text:style-name="MP4"><text:span text:style-name="MT3">Cond. de Venta del cliente:</text:span><text:span text:style-name="MT2"> </text:span><text:span text:style-name="MT4"><text:placeholder text:placeholder-type="text">&lt;o.commercial_partner_id.property_payment_term_id[0].name&gt;</text:placeholder></text:span></text:p>
                <text:p text:style-name="MP5"><text:span text:style-name="MT4">Lista de precios del cliente: </text:span><text:span text:style-name="MT5"><text:placeholder text:placeholder-type="text">&lt;o.commercial_partner_id.property_product_pricelist[0].name&gt;</text:placeholder></text:span><text:span text:style-name="MT5"> → </text:span><text:span text:style-name="MT6"><text:text-input text:description="&lt;for each=&quot;line5 in o.env['product.pricelist'].search( [['currency_id', '=', 1],['active', '=', 'True']])&quot;&gt;">For each</text:text-input></text:span><text:span text:style-name="MT6"> </text:span><text:span text:style-name="MT7"><text:text-input text:description="&lt; (line5.x_venta_min &lt;= sum(o.env['account.invoice'].search( [['partner_id', '=', o.commercial_partner_id.id],['state', 'in', ['open','paid']], ['type', 'in', ['out_invoice','in_invoice','out_refund', 'in_refund']],['date_invoice', '&gt;=', time.strftime(&quot;%Y-%m-%d&quot;, time.gmtime(time.time( )-120*24*60*60))],['date_invoice', '&lt;=', time.strftime(&quot;%Y-%m-%d&quot;, time.gmtime( ))]]).mapped(lambda line: line.amount_total_company_signed ))/4&lt;line5.x_venta_max) and line5.name or ''&gt;">fecha</text:text-input></text:span><text:span text:style-name="MT8"> </text:span><text:span text:style-name="MT6"><text:text-input text:description="&lt;/for&gt;">End For</text:text-input></text:span></text:p>
                <text:p text:style-name="MP6"/>
                <text:p text:style-name="MP7"/>
                <table:table table:name="Tabla4" table:style-name="Tabla4">
                  <table:table-column table:style-name="Tabla4.A"/>
                  <table:table-column table:style-name="Tabla4.B"/>
                  <table:table-row>
                    <table:table-cell table:style-name="Tabla4.A1" office:value-type="string">
                      <text:p text:style-name="MP8">venta promedio de cada operación del cuatrimestre *</text:p>
                    </table:table-cell>
                    <table:table-cell table:style-name="Tabla4.B1" office:value-type="string">
                      <text:p text:style-name="MP9"><text:s/><text:text-input text:description="&lt;if test=&quot;len(o.env['account.invoice'].search( [['partner_id', '=', o.commercial_partner_id.id],['state', 'in', ['open','paid']], ['type', 'in', ['out_invoice','in_invoice','out_refund', 'in_refund']],['date_invoice', '&gt;=', time.strftime(&quot;%Y-%m-%d&quot;, time.gmtime(time.time( )-120*24*60*60))],['date_invoice', '&lt;=', time.strftime(&quot;%Y-%m-%d&quot;, time.gmtime( ))]]))&gt;0&quot;&gt;">if</text:text-input><text:span text:style-name="MT9"> </text:span><text:span text:style-name="MT9"><text:text-input text:description="&lt;formatLang(sum(o.env['account.invoice'].search( [['partner_id', '=', o.commercial_partner_id.id],['state', 'in', ['open','paid']], ['type', 'in', ['out_invoice','in_invoice','out_refund', 'in_refund']],['date_invoice', '&gt;=', time.strftime(&quot;%Y-%m-%d&quot;, time.gmtime(time.time( )-120*24*60*60))],['date_invoice', '&lt;=', time.strftime(&quot;%Y-%m-%d&quot;, time.gmtime())]]).mapped(lambda line: line.amount_total_company_signed))/len(o.env['account.invoice'].search( [['partner_id', '=', o.commercial_partner_id.id],['state', 'in', ['open','paid']], ['type', 'in', ['out_invoice','in_invoice','out_refund', 'in_refund']],['date_invoice', '&gt;=', time.strftime(&quot;%Y-%m-%d&quot;, time.gmtime(time.time( )-120*24*60*60))],['date_invoice', '&lt;=', time.strftime(&quot;%Y-%m-%d&quot;, time.gmtime( ))]])))&gt;">sum</text:text-input></text:span><text:text-input text:description="&lt;/if&gt;">if</text:text-input></text:p>
                    </table:table-cell>
                  </table:table-row>
                  <table:table-row>
                    <table:table-cell table:style-name="Tabla4.A2" office:value-type="string">
                      <text:p text:style-name="MP8">Promedio de venta del cuatrimestre *</text:p>
                    </table:table-cell>
                    <table:table-cell table:style-name="Tabla4.B2" office:value-type="string">
                      <text:p text:style-name="MP10"><text:text-input text:description="&lt;formatLang(sum(o.env['account.invoice'].search( [['partner_id', '=', o.commercial_partner_id.id],['state', 'in', ['open','paid']], ['type', 'in', ['out_invoice','in_invoice','out_refund', 'in_refund']],['date_invoice', '&gt;=', time.strftime(&quot;%Y-%m-%d&quot;, time.gmtime(time.time( )-120*24*60*60))],['date_invoice', '&lt;=', time.strftime(&quot;%Y-%m-%d&quot;, time.gmtime( ))]]).mapped(lambda line: line.amount_total_company_signed ))/4)&gt;">sum</text:text-input></text:p>
                    </table:table-cell>
                  </table:table-row>
                  <table:table-row>
                    <table:table-cell table:style-name="Tabla4.A2" office:value-type="string">
                      <text:p text:style-name="MP8">Promedio de cobro del cuatrimestre *</text:p>
                    </table:table-cell>
                    <table:table-cell table:style-name="Tabla4.B2" office:value-type="string">
                      <text:p text:style-name="MP10"><text:text-input text:description="&lt;formatLang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 ) )]]).mapped(lambda line: line.payments_amount))/4)&gt;">sum</text:text-input></text:p>
                    </table:table-cell>
                  </table:table-row>
                  <table:table-row>
                    <table:table-cell table:style-name="Tabla4.A2" office:value-type="string">
                      <text:p text:style-name="MP8">Deuda sin indexar</text:p>
                    </table:table-cell>
                    <table:table-cell table:style-name="Tabla4.B2" office:value-type="string">
                      <text:p text:style-name="MP10"><text:text-input text:description="&lt;formatLang(o.commercial_partner_id.credit)&gt;">sum</text:text-input></text:p>
                    </table:table-cell>
                  </table:table-row>
                  <table:table-row>
                    <table:table-cell table:style-name="Tabla4.A2" office:value-type="string">
                      <text:p text:style-name="MP8">Limite de credito</text:p>
                    </table:table-cell>
                    <table:table-cell table:style-name="Tabla4.B2" office:value-type="string">
                      <text:p text:style-name="MP11"><text:text-input text:description="&lt;formatLang(o.commercial_partner_id.credit_limit)&gt;">limite_credito</text:text-input></text:p>
                    </table:table-cell>
                  </table:table-row>
                  <table:table-row>
                    <table:table-cell table:style-name="Tabla4.A6" office:value-type="string">
                      <text:p text:style-name="MP12"><text:span text:style-name="MT2">Limite de credito estimado </text:span><text:span text:style-name="MT10">(a revisar por encargado)</text:span></text:p>
                    </table:table-cell>
                    <table:table-cell table:style-name="Tabla4.B6" office:value-type="string">
                      <text:p text:style-name="MP10"><text:text-input text:description="&lt;formatLang(int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))]]).mapped(lambda line: line.payments_amount))/4*1.25/1000)*1000)&gt;">sum</text:text-input></text:p>
                    </table:table-cell>
                  </table:table-row>
                  <table:table-row>
                    <table:table-cell table:style-name="Tabla4.A7" office:value-type="string">
                      <text:p text:style-name="MP12">Dias en la calle</text:p>
                    </table:table-cell>
                    <table:table-cell table:style-name="Tabla4.B7" office:value-type="string">
                      <text:p text:style-name="MP13"><text:text-input text:description="&lt;int(sum(o.env['account.debt.line'].search( [['partner_id', '=', o.commercial_partner_id.id], ['internal_type', '=', 'receivable'],['reconciled', '=', False], ['account_id.reconcile', '=', True]]).mapped(lambda line: line.financial_amount_residual))/(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))]]).mapped(lambda line: line.payments_amount))+1.0)/4)*30 )&gt;">sum</text:text-input> días</text:p>
                    </table:table-cell>
                  </table:table-row>
                </table:table>
                <text:p text:style-name="MP14"><text:span text:style-name="MT11">*en el período de</text:span><text:span text:style-name="MT12"> </text:span><text:span text:style-name="MT12"><text:text-input text:description="&lt; time.strftime(&quot;%Y-%m-%d&quot;, time.gmtime(time.time( )-120*24*60*60))&gt;">fecha</text:text-input></text:span><text:span text:style-name="MT12"> y </text:span><text:span text:style-name="MT12"><text:text-input text:description="&lt;time.strftime(&quot;%Y-%m-%d&quot;, time.gmtime())&gt;">fecha</text:text-input></text:span></text:p>
                <text:p text:style-name="MP15"/>
                <text:p text:style-name="MP15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 table:style-name="Tabla1.2">
            <table:table-cell table:style-name="Tabla1.A2" table:number-columns-spanned="7" office:value-type="string">
              <text:p text:style-name="MP4"><text:span text:style-name="MT3">Cond. de Venta del comprobante:</text:span><text:span text:style-name="MT2"> </text:span><text:span text:style-name="MT4"><text:placeholder text:placeholder-type="text">&lt;o.payment_term_id.name&gt;</text:placeholder></text:span></text:p>
              <text:p text:style-name="MP5"><draw:rect text:anchor-type="paragraph" draw:z-index="0" draw:style-name="Mgr1" draw:text-style-name="MP16" svg:width="19.01cm" svg:height="16.093cm" svg:x="-0.019cm" svg:y="0.019cm"><text:p/></draw:rect><text:span text:style-name="MT4">Lista de precios del cliente: </text:span><text:span text:style-name="MT5"><text:placeholder text:placeholder-type="text">&lt;o.pricelist_id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table-cell table:style-name="Tabla1.A2" office:value-type="string">
              <text:p text:style-name="MP17"><text:s/></text:p>
            </table:table-cell>
            <table:table-cell table:style-name="Tabla1.B3" office:value-type="string">
              <text:p text:style-name="MP18">Art.</text:p>
            </table:table-cell>
            <table:table-cell table:style-name="Tabla1.B3" office:value-type="string">
              <text:p text:style-name="MP19"/>
              <text:p text:style-name="MP19">Detalle</text:p>
            </table:table-cell>
            <table:table-cell table:style-name="Tabla1.B3" office:value-type="string">
              <text:p text:style-name="MP20">Marca</text:p>
            </table:table-cell>
            <table:table-cell table:style-name="Tabla1.B3" office:value-type="string">
              <text:p text:style-name="MP21">Cantidad</text:p>
            </table:table-cell>
            <table:table-cell table:style-name="Tabla1.B3" office:value-type="string">
              <text:p text:style-name="MP22">Precio</text:p>
            </table:table-cell>
            <table:table-cell table:style-name="Tabla1.B3" office:value-type="string">
              <text:p text:style-name="MP23"><text:text-input text:description="&lt;o.vat_discriminated and &quot;Importe s/IVA&quot; or &quot;Importe c/IVA&quot;&gt;">End For</text:text-input></text:p>
            </table:table-cell>
          </table:table-row>
        </table:table>
        <text:p text:style-name="MP24"/>
      </style:header>
      <style:footer>
        <text:p text:style-name="MP25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5" office:value-type="string">
              <text:p text:style-name="MP26"><text:span text:style-name="MT13">Validez del Presupuesto:</text:span> <text:placeholder text:placeholder-type="text">&lt;o.validity_days&gt;</text:placeholder> días</text:p>
              <text:p text:style-name="MP26"><text:span text:style-name="MT13">Fecha de entrega:</text:span> <text:placeholder text:placeholder-type="text">&lt;formatLang(o.requested_date,date='true') &gt;</text:placeholder></text:p>
              <text:p text:style-name="MP26">Los precios e importes de los artículos están expresados en <text:text-input text:description="&lt;o.currency_id.name&gt;">$$$</text:text-input></text:p>
              <text:p text:style-name="MP27"><text:span text:style-name="MT14">Observaciones</text:span><text:span text:style-name="MT15">: </text:span><text:span text:style-name="MT15"><text:placeholder text:placeholder-type="text">&lt;o.note&gt;</text:placeholder></text:span></text:p>
              <text:p text:style-name="MP26"/>
              <text:p text:style-name="MP28"><draw:a xlink:type="simple" xlink:href="https://ib.ingenieriaboggio.com.ar/shop"><draw:frame draw:style-name="Mfr1" draw:name="image: asimage(o.create_uid.image_small,size_x=50,size_y=40)" text:anchor-type="paragraph" svg:x="17.51cm" svg:y="2.016cm" svg:width="1.152cm" svg:height="0.658cm" draw:z-index="1"><draw:text-box><text:p text:style-name="Frame_20_contents">Imagen</text:p></draw:text-box></draw:frame></draw:a></text:p>
            </table:table-cell>
            <table:table-cell table:style-name="Tabla6.B1" office:value-type="string">
              <text:p text:style-name="MP29"><text:span text:style-name="MT16">SUBTOTAL</text:span><text:span text:style-name="MT17"> </text:span><text:span text:style-name="MT18"><text:text-input text:description="&lt;o.currency_id.symbol&gt;">USD</text:text-input></text:span></text:p>
            </table:table-cell>
            <table:table-cell table:style-name="Tabla6.B1" office:value-type="string">
              <text:p text:style-name="MP30"/>
            </table:table-cell>
            <table:table-cell table:style-name="Tabla6.B1" office:value-type="string">
              <text:p text:style-name="MP30"/>
            </table:table-cell>
            <table:table-cell table:style-name="Tabla6.B1" office:value-type="string">
              <text:p text:style-name="MP3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32">IMPUESTOS</text:p>
            </table:table-cell>
            <table:table-cell table:style-name="Tabla6.B2" office:value-type="string">
              <text:p text:style-name="MP33"/>
            </table:table-cell>
            <table:table-cell table:style-name="Tabla6.B2" office:value-type="string">
              <text:p text:style-name="MP34"/>
            </table:table-cell>
            <table:table-cell table:style-name="Tabla6.B2" office:value-type="string">
              <text:p text:style-name="MP34"/>
            </table:table-cell>
          </table:table-row>
          <table:table-row table:style-name="Tabla6.3">
            <table:covered-table-cell/>
            <table:table-cell table:style-name="Tabla6.B2" office:value-type="string">
              <text:p text:style-name="MP35"><text:text-input text:description="&lt;if test=&quot;o.vat_discriminated&quot;&gt;">If vat discriminated</text:text-input></text:p>
              <text:p text:style-name="MP36">IVA</text:p>
              <text:p text:style-name="MP37"><text:text-input text:description="&lt;/if&gt;">Ennd if</text:text-input></text:p>
            </table:table-cell>
            <table:table-cell table:style-name="Tabla6.B2" table:number-rows-spanned="2" office:value-type="string">
              <text:p text:style-name="MP38"/>
            </table:table-cell>
            <table:table-cell table:style-name="Tabla6.B2" table:number-rows-spanned="2" office:value-type="string">
              <text:p text:style-name="MP37"/>
            </table:table-cell>
            <table:table-cell table:style-name="Tabla6.B2" table:number-rows-spanned="2" office:value-type="string">
              <text:p text:style-name="MP39"><text:text-input text:description="&lt;if test=&quot;o.vat_discriminated&quot;&gt;">If vat discriminated</text:text-input></text:p>
              <text:p text:style-name="MP40"><text:text-input text:description="&lt;formatLang(o.report_amount_tax)&gt;">99.999,99</text:text-input></text:p>
              <text:p text:style-name="MP41"><text:text-input text:description="&lt;/if&gt;">Ennd if</text:text-input></text:p>
            </table:table-cell>
          </table:table-row>
          <table:table-row table:style-name="Tabla6.4">
            <table:covered-table-cell/>
            <table:table-cell table:style-name="Tabla6.B2" office:value-type="string">
              <text:p text:style-name="MP42"><text:text-input text:description="&lt;o.vat_discriminated and &quot;Los importes NO incluyen IVA&quot; or &quot;Los importes incluyen IVA&quot;&gt;">End For</text:text-input></text:p>
            </table:table-cell>
            <table:covered-table-cell/>
            <table:covered-table-cell/>
            <table:covered-table-cell/>
          </table:table-row>
          <table:table-row table:style-name="Tabla6.5">
            <table:covered-table-cell/>
            <table:table-cell table:style-name="Tabla6.B1" office:value-type="string">
              <text:p text:style-name="MP43"><text:span text:style-name="MT16">TOTAL</text:span><text:span text:style-name="MT17"> </text:span><text:span text:style-name="MT18"><text:text-input text:description="&lt;o.currency_id.symbol&gt;">USD</text:text-input></text:span></text:p>
            </table:table-cell>
            <table:table-cell table:style-name="Tabla6.B2" office:value-type="string">
              <text:p text:style-name="MP30"/>
            </table:table-cell>
            <table:table-cell table:style-name="Tabla6.B1" office:value-type="string">
              <text:p text:style-name="MP44"/>
            </table:table-cell>
            <table:table-cell table:style-name="Tabla6.B1" office:value-type="string">
              <text:p text:style-name="MP45"><text:text-input text:description="&lt;formatLang(o.amount_total)&gt;">99.999,99</text:text-input></text:p>
            </table:table-cell>
          </table:table-row>
        </table:table>
        <table:table table:name="Tabla5" table:style-name="Tabla5">
          <table:table-column table:style-name="Tabla5.A"/>
          <table:table-column table:style-name="Tabla5.B"/>
          <table:table-row>
            <table:table-cell office:value-type="string">
              <text:p text:style-name="MP46">Ud. fue atendido por</text:p>
              <text:p text:style-name="MP47"><text:placeholder text:placeholder-type="text">&lt;o.create_uid.name&gt;</text:placeholder> - <text:span text:style-name="MT19"><text:placeholder text:placeholder-type="text">&lt;o.create_uid.email&gt;</text:placeholder></text:span></text:p>
            </table:table-cell>
            <table:table-cell office:value-type="string">
              <text:p text:style-name="MP48"/>
            </table:table-cell>
          </table:table-row>
        </table:table>
        <text:p text:style-name="MP49"/>
        <text:p text:style-name="MP50"/>
        <text:p text:style-name="MP49"><text:title>v1.1</text:title></text:p>
        <text:p text:style-name="MP49"><text:tab/><text:tab/>Página <text:page-number text:select-page="current">1</text:page-number>/<text:page-count>1</text:page-count></text:p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1-04-10T20:57:59.36</dc:date>
    <meta:editing-duration>P3DT34M20S</meta:editing-duration>
    <meta:editing-cycles>678</meta:editing-cycles>
    <meta:generator>OpenOffice/4.1.7$Win32 OpenOffice.org_project/417m1$Build-9800</meta:generator>
    <dc:description>v1.1 
se agregan datos de deuda y cabezera del comprobante</dc:description>
    <dc:title>v1.1</dc:title>
    <meta:document-statistic meta:table-count="7" meta:image-count="0" meta:object-count="0" meta:page-count="1" meta:paragraph-count="77" meta:word-count="370" meta:character-count="1778"/>
  </office:meta>
</office:document-meta>
</file>